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Verdana1" svg:font-family="Verdana"/>
    <style:font-face style:name="verdana1" svg:font-family="verdana"/>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fo:font-style="normal" style:text-underline-style="none" fo:font-weight="normal" style:font-style-asian="normal" style:font-weight-asian="normal" style:font-style-complex="normal" style:font-weight-complex="normal"/>
    </style:style>
    <style:style style:name="P2" style:family="paragraph" style:parent-style-name="Standard" style:master-page-name="First_20_Page">
      <style:paragraph-properties fo:text-align="center" style:justify-single-word="false" style:page-number="auto"/>
      <style:text-properties style:font-name="Verdana" fo:font-weight="bold" style:font-weight-asian="bold" style:font-weight-complex="bold"/>
    </style:style>
    <style:style style:name="P3" style:family="paragraph" style:parent-style-name="Standard" style:master-page-name="First_20_Page">
      <style:paragraph-properties fo:text-align="center" style:justify-single-word="false" style:page-number="auto" fo:padding="0.049cm" fo:border-left="none" fo:border-right="none" fo:border-top="none" fo:border-bottom="0.06pt solid #000000" style:shadow="none"/>
      <style:text-properties style:font-name="Verdana" fo:font-size="8pt" fo:font-weight="bold" style:font-size-asian="8pt" style:font-weight-asian="bold" style:font-size-complex="8pt" style:font-weight-complex="bold"/>
    </style:style>
    <style:style style:name="P4" style:family="paragraph" style:parent-style-name="Text_20_body">
      <style:paragraph-properties fo:margin-top="0cm" fo:margin-bottom="0cm" fo:line-height="120%" style:writing-mode="lr-tb"/>
      <style:text-properties fo:font-variant="normal" fo:text-transform="none" fo:color="#000000" style:text-line-through-style="none" style:font-name="verdana1" fo:font-size="12pt" fo:font-style="normal" style:text-underline-style="none" fo:font-weight="normal" style:text-blinking="false" fo:background-color="transparent"/>
    </style:style>
    <style:style style:name="P5" style:family="paragraph" style:parent-style-name="Text_20_body">
      <style:paragraph-properties fo:margin-top="0cm" fo:margin-bottom="0cm" fo:line-height="120%" style:writing-mode="lr-tb"/>
      <style:text-properties fo:font-variant="normal" fo:text-transform="none" fo:color="#000000" style:font-name="verdana1" fo:font-size="12pt" fo:font-style="italic" style:text-underline-style="solid" style:text-underline-width="auto" style:text-underline-color="font-color" fo:font-weight="bold" fo:background-color="transparent"/>
    </style:style>
    <style:style style:name="P6" style:family="paragraph" style:parent-style-name="Text_20_body">
      <style:paragraph-properties fo:margin-top="0cm" fo:margin-bottom="0cm" fo:line-height="120%" style:writing-mode="lr-tb"/>
    </style:style>
    <style:style style:name="P7" style:family="paragraph" style:parent-style-name="Footer">
      <style:paragraph-properties fo:text-align="end" style:justify-single-word="false" fo:padding="0.049cm" fo:border-left="none" fo:border-right="none" fo:border-top="0.06pt solid #000000" fo:border-bottom="none" style:shadow="none"/>
    </style:style>
    <style:style style:name="T1" style:family="text">
      <style:text-properties style:font-name="verdana"/>
    </style:style>
    <style:style style:name="T2" style:family="text">
      <style:text-properties fo:font-variant="normal" fo:text-transform="none" fo:color="#000000" style:font-name="verdana1" fo:font-size="12pt" fo:font-style="italic" style:text-underline-style="solid" style:text-underline-width="auto" style:text-underline-color="font-color" fo:font-weight="bold" fo:background-color="transparent"/>
    </style:style>
    <style:style style:name="T3" style:family="text">
      <style:text-properties fo:font-variant="normal" fo:text-transform="none" fo:color="#000000" style:text-line-through-style="none" style:font-name="verdana1"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Verdana1" fo:font-size="12pt" fo:font-style="normal" style:text-underline-style="none" fo:font-weight="normal" style:text-blinking="false" fo:background-color="transparent"/>
    </style:style>
    <style:style style:name="T5" style:family="text">
      <style:text-properties fo:font-variant="normal" fo:text-transform="none" fo:color="#000000" style:text-line-through-style="none" style:text-underline-style="none"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TRATO DE PRESTACIÓN DE SERVICIOS PARA EL DESARROLLO DE UNA APLICACIÓN DE INTERNET: ANEXO I</text:p>
      <text:p text:style-name="Text_20_body"/>
      <text:p text:style-name="P6"><text:span text:style-name="T2">Descripción general de la aplicación</text:span><text:span text:style-name="T3"><text:line-break/><text:line-break/>El encabezado de la aplicación web contendrá el logo y el nombre de la empresa, además un menú que desplegable hacia abajo con los siguientes elementos:<text:line-break/><text:line-break/>* Cotizaciones (Cotización del dolar en relación al peso argentino, se actualiza automáticamente todos los días).<text:line-break/>* Clima actual de la ciudad de Mar del Plata (Se actualiza constantemente).</text:span></text:p>
      <text:p text:style-name="P6"><text:span text:style-name="T3">* Código QR (Imagen con explicación del sistema QR)<text:line-break/>* Acceso al sistema (Formulario de ingreso al sistema con usuario y contraseña)<text:line-break/><text:line-break/>Este encabezado será compartido por las 5 vistas que componen la aplicación web.<text:line-break/><text:line-break/>1) Vista principal:<text:line-break/><text:line-break/>La vista principal será compuesta por un espacio que permite iniciar una búsqueda guiada por los distintos parámetros de filtrado. (Tipo de operación, Ciudad, Barrio, Tipo de inmueble y cantidad de ambientes).<text:line-break/>Además mostrará todas las propiedades disponibles de cualquier operación, paginadas de a 3, permitiendo al usuario avanzar o retroceder. Las propiedades se mostraran como un collage de 3 imágenes, que al pasar el puntero del mouse por encima de ellas, se desplegara desde arriba mas detalles sobre esa misma propiedad.<text:line-break/><text:line-break/>2) Vista de resultados o filtrado:<text:line-break/><text:line-break/>Cuando el usuario comience una búsqueda/filtración de las propiedades, éstas se paginaran de a 6. Cada vez que el usuario avance seleccionando un nuevo filtro, las propiedades se filtraran mostrando los nuevos resultados. Las propiedades se mostraran de la misma forma que en la Vista principal.<text:line-break/><text:line-break/>3) Vista de propiedad:<text:line-break/><text:line-break/>Al hacer clic en una propiedad de la Vista principal o de la Vista de resultados, se accederá a la Vista de propiedad. Esta vista contiene información detallada de una propiedad. Un carrusel de imágenes de la propiedad iterará las imágenes constantemente, permitiendo además al usuario controlar el avance </text:span><text:soft-page-break/><text:span text:style-name="T3">o retroceso.<text:line-break/>Se incluyen las siguientes características de la propiedad: Precio, Superficie, Ambientes, Cochera, Amueblado y Disposición. Además una descripción mas extensa de la propiedad y un mapa con la ubicación. Por último un formulario de contacto.<text:line-break/><text:line-break/>4) Vista de alta de propiedad:<text:line-break/><text:line-break/>Los usuarios que hayan ingresado al sistema y tengan los permisos necesarios, podrán dar de alta una nueva propiedad en la base de datos. Para ello podrán acceder a la vista que contiene un formulario donde se podrá cargar dicha información. Además un selector de imágenes múltiples que le permitirá subir al servidor las mismas. Estas imágenes serán redimensionadas y recortadas para ser aptas según los requerimientos del collage en las Vista principal y en la de resultados.<text:line-break/><text:line-break/>5) Vista de edición de propiedad:<text:line-break/><text:line-break/>Los usuarios que hayan ingresado al sistema y tengan los permisos necesarios, podrán editar una propiedad de la base de datos. Para ello podrán acceder a la vista que contiene un formulario donde se puede modificar la información de una propiedad específica. Así también como borrar y subir nuevas imágenes.</text:span></text:p>
      <text:p text:style-name="P4">Además, todas las vistas compartirán un pie de página con información de contacto de la empresa, y la posibilidad de suscripción a un boletín de noticias. Éste último no incluído en el desarrollo de esta aplicación, pudiendo ser cualquier sistema exterior.</text:p>
      <text:p text:style-name="Text_20_body"/>
      <text:p text:style-name="P5">Especificación de horas de trabajo</text:p>
      <text:p text:style-name="Text_20_body"/>
      <text:p text:style-name="P4">Se estima un total de 40 horas de desarrollo front-end. El desarrollo del front-end (parte visual del sistema o interfaz gráfica) se desarrollará utilizando las últimas versiones de las siguientes tecnologías y estándares: HTML, CSS (Bootstrap), Javascript (JQuery)</text:p>
      <text:p text:style-name="Text_20_body"/>
      <text:p text:style-name="P4">Se estima un total de 25 horas de desarrollo back-end. El desarrollo del back-end (parte controladora del sistema, incluídos los modelos de base de datos) se desarrollarán utilizando el lenguaje PHP, en su última versión y el framework, para dicho lenguaje, Laravel, en su versión 5.</text:p>
      <text:p text:style-name="Text_20_body"/>
      <text:p text:style-name="P4"><text:soft-page-break/>De acuerdo a los plazos de entrega, se confeccionará y entregará un documento de especificación de vistas y funcionalidades desarrolladas por hora. Discriminando entre horas front-end y horas back-end.</text:p>
      <text:p text:style-name="Text_20_body"/>
      <text:p text:style-name="P6"><text:span text:style-name="T3">El costo de la hora de trabajo front-end es de $60</text:span><text:span text:style-name="T5"> </text:span><text:span text:style-name="T4">(SESENTA pesos 00/100 moneda nacional).</text:span></text:p>
      <text:p text:style-name="P6"><text:span text:style-name="T3">El costo de la hora de trabajo back-end es de $80</text:span><text:span text:style-name="T5"> </text:span><text:span text:style-name="T4">(OCHENTA pesos 00/100 moneda nacional).</text:span></text:p>
      <text:p text:style-name="Text_20_body"/>
      <text:p text:style-name="P5">Plazos de entrega</text:p>
      <text:p text:style-name="Text_20_body"/>
      <text:p text:style-name="P6"><text:span text:style-name="T3">Se montará un servidor de pruebas en la dirección web </text:span><text:a xlink:type="simple" xlink:href="http://www.fetux.com/proyectos/gerardobarg.com.ar">http://www.fetux.com/proyectos/gerardobarg.com.ar</text:a><text:span text:style-name="T5"> </text:span><text:span text:style-name="T3">para que el cliente pueda ver el avance del desarrollo de la aplicación web. </text:span></text:p>
      <text:p text:style-name="P6"><text:span text:style-name="T3">Cada semana se actualizaran los contenidos del servidor y se entregará el documento de especificación de las horas trabajas.</text:span></text:p>
      <text:p text:style-name="P6"><text:span text:style-name="T3">La fecha límite de entrega del código fuente completo del trabajo realizado será a los 35 días de la firma del contrato.</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Verdana1" svg:font-family="Verdana"/>
    <style:font-face style:name="verdana1" svg:font-family="verdana"/>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First_20_Page">
      <style:paragraph-properties fo:text-align="center" style:justify-single-word="false" style:page-number="auto" fo:padding="0.049cm" fo:border-left="none" fo:border-right="none" fo:border-top="none" fo:border-bottom="0.06pt solid #000000" style:shadow="none"/>
      <style:text-properties style:font-name="Verdana" fo:font-size="8pt" fo:font-weight="bold" style:font-size-asian="8pt" style:font-weight-asian="bold" style:font-size-complex="8pt" style:font-weight-complex="bold"/>
    </style:style>
    <style:style style:name="MP2" style:family="paragraph" style:parent-style-name="Footer">
      <style:paragraph-properties fo:text-align="end" style:justify-single-word="false" fo:padding="0.049cm" fo:border-left="none" fo:border-right="none" fo:border-top="0.06pt solid #000000" fo:border-bottom="none" style:shadow="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ONTRATO DE PRESTACIÓN DE SERVICIOS PARA EL DESARROLLO DE UNA APLICACIÓN DE INTERNET: ANEXO I</text:p>
      </style:header>
      <style:footer>
        <text:p text:style-name="MP2">#<text:page-number text:select-page="current">2</text:page-number>/<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derico Daguerre</meta:initial-creator>
    <meta:creation-date>2015-04-02T18:05:12</meta:creation-date>
    <dc:date>2015-04-03T12:41:13</dc:date>
    <dc:creator>Federico Daguerre</dc:creator>
    <meta:editing-duration>PT56M14S</meta:editing-duration>
    <meta:editing-cycles>13</meta:editing-cycles>
    <meta:generator>LibreOffice/3.5$Linux_X86_64 LibreOffice_project/350m1$Build-2</meta:generator>
    <meta:document-statistic meta:table-count="0" meta:image-count="0" meta:object-count="0" meta:page-count="3" meta:paragraph-count="16" meta:word-count="753" meta:character-count="4769" meta:non-whitespace-character-count="4018"/>
  </office:meta>
</office:document-meta>
</file>